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nifont" svg:font-family="Unifont" style:font-family-generic="system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DejaVu Serif" svg:font-family="DejaVu Serif" style:font-family-generic="roman" style:font-pitch="variable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size="14pt" style:font-size-asian="14pt" style:font-size-complex="14pt"/>
    </style:style>
    <style:style style:name="P9" style:parent-style-name="Standard" style:family="paragraph">
      <style:paragraph-properties fo:text-align="end" fo:margin-bottom="0in" fo:line-height="150%" fo:margin-left="0.5909in" fo:text-indent="0in">
        <style:tab-stops>
          <style:tab-stop style:type="left" style:position="2.1756in"/>
        </style:tab-stops>
      </style:paragraph-properties>
    </style:style>
    <style:style style:name="T10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11" style:parent-style-name="Основнойшрифтабзаца" style:family="text">
      <style:text-properties style:font-name-asian="Calibri" fo:font-weight="bold" style:font-weight-asian="bold" style:use-window-font-color="true" fo:font-size="13pt" style:font-size-asian="13pt" style:font-size-complex="13pt" fo:language="en" fo:country="US"/>
    </style:style>
    <style:style style:name="T12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13" style:parent-style-name="Основнойшрифтабзаца" style:family="text">
      <style:text-properties fo:font-weight="bold" style:font-weight-asian="bold" fo:font-size="13pt" style:font-size-asian="13pt" style:font-size-complex="13pt" fo:language="en" fo:country="US"/>
    </style:style>
    <style:style style:name="P14" style:parent-style-name="Standard" style:family="paragraph">
      <style:paragraph-properties fo:text-align="end" fo:margin-bottom="0in" fo:line-height="150%">
        <style:tab-stops>
          <style:tab-stop style:type="left" style:position="2.1756in"/>
        </style:tab-stops>
      </style:paragraph-properties>
    </style:style>
    <style:style style:name="T15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16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7" style:parent-style-name="Standard" style:family="paragraph">
      <style:paragraph-properties fo:text-align="start" fo:margin-left="1.475in" fo:text-indent="0.4916in">
        <style:tab-stops/>
      </style:paragraph-properties>
      <style:text-properties fo:font-size="13pt" style:font-size-asian="13pt" style:font-size-complex="13pt"/>
    </style:style>
    <style:style style:name="P18" style:parent-style-name="Заголовок1" style:family="paragraph">
      <style:paragraph-properties fo:text-align="start" fo:margin-bottom="0.1666in" fo:margin-left="0.3027in" fo:margin-right="0.0041in" fo:text-indent="0.2756in">
        <style:tab-stops/>
      </style:paragraph-properties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color="#000000" style:font-size-complex="13pt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fo:color="#000000" style:font-size-complex="13pt"/>
    </style:style>
    <style:style style:name="P21" style:parent-style-name="Standard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" style:parent-style-name="Основнойшрифтабзаца" style:family="text">
      <style:text-properties fo:font-weight="bold" style:font-weight-asian="bold" fo:font-size="11pt" style:font-size-asian="11pt"/>
    </style:style>
    <style:style style:name="P23" style:parent-style-name="Standard" style:family="paragraph">
      <style:paragraph-properties fo:text-align="start" fo:margin-bottom="0in" fo:line-height="107%" fo:margin-left="0in" fo:text-indent="0in">
        <style:tab-stops/>
      </style:paragraph-properties>
      <style:text-properties fo:font-size="11pt" style:font-size-asian="11pt"/>
    </style:style>
    <style:style style:name="P24" style:parent-style-name="Standard" style:family="paragraph">
      <style:paragraph-properties fo:text-align="start" fo:margin-bottom="0.0527in" fo:margin-left="0.2756in" fo:text-indent="0in">
        <style:tab-stops/>
      </style:paragraph-properties>
    </style:style>
    <style:style style:name="T25" style:parent-style-name="Основнойшрифтабзаца" style:family="text">
      <style:text-properties style:font-name="DejaVu Serif" fo:font-weight="bold" style:font-weight-asian="bold" fo:color="#355269" fo:font-size="11pt" style:font-size-asian="11pt"/>
    </style:style>
    <style:style style:name="T26" style:parent-style-name="Основнойшрифтабзаца" style:family="text">
      <style:text-properties style:font-name="DejaVu Serif" fo:font-weight="bold" style:font-weight-asian="bold" style:font-weight-complex="bold" fo:color="#355269" fo:font-size="11pt" style:font-size-asian="11pt"/>
    </style:style>
    <style:style style:name="P27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28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29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30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31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32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33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34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35" style:parent-style-name="Standard" style:family="paragraph">
      <style:paragraph-properties fo:margin-bottom="0in" fo:line-height="107%" fo:margin-left="0in" fo:text-indent="0in">
        <style:tab-stops/>
      </style:paragraph-properties>
    </style:style>
    <style:style style:name="T36" style:parent-style-name="Основнойшрифтабзаца" style:family="text">
      <style:text-properties style:font-name="DejaVu Serif" fo:font-size="11pt" style:font-size-asian="11pt"/>
    </style:style>
    <style:style style:name="T37" style:parent-style-name="Основнойшрифтабзаца" style:family="text">
      <style:text-properties style:font-name="DejaVu Sans Mono" fo:font-size="11pt" style:font-size-asian="11pt"/>
    </style:style>
    <style:style style:name="P38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ans Mono" fo:font-size="11pt" style:font-size-asian="11pt"/>
    </style:style>
    <style:style style:name="P39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ans Mono" fo:font-size="11pt" style:font-size-asian="11pt"/>
    </style:style>
    <style:style style:name="P40" style:parent-style-name="Standard" style:family="paragraph">
      <style:paragraph-properties fo:margin-bottom="0in" fo:line-height="107%" fo:margin-left="0in" fo:text-indent="0in">
        <style:tab-stops/>
      </style:paragraph-properties>
    </style:style>
    <style:style style:name="T41" style:parent-style-name="Основнойшрифтабзаца" style:family="text">
      <style:text-properties style:font-name="DejaVu Sans Mono" fo:font-size="11pt" style:font-size-asian="11pt"/>
    </style:style>
    <style:style style:name="T42" style:parent-style-name="Основнойшрифтабзаца" style:family="text">
      <style:text-properties style:font-name="DejaVu Sans Mono" fo:font-weight="bold" style:font-weight-asian="bold" style:font-weight-complex="bold" fo:font-size="11pt" style:font-size-asian="11pt"/>
    </style:style>
    <style:style style:name="P43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44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45" style:parent-style-name="Standard" style:family="paragraph">
      <style:paragraph-properties fo:text-align="start" fo:margin-bottom="0.0527in" fo:margin-left="0.2756in" fo:text-indent="0in">
        <style:tab-stops/>
      </style:paragraph-properties>
    </style:style>
    <style:style style:name="T46" style:parent-style-name="Основнойшрифтабзаца" style:family="text">
      <style:text-properties style:font-name="DejaVu Serif" fo:font-weight="bold" style:font-weight-asian="bold" fo:color="#355269" fo:font-size="11pt" style:font-size-asian="11pt"/>
    </style:style>
    <style:style style:name="P47" style:parent-style-name="Standard" style:family="paragraph">
      <style:paragraph-properties fo:margin-bottom="0in" fo:line-height="107%" fo:margin-left="0in" fo:text-indent="0in">
        <style:tab-stops/>
      </style:paragraph-properties>
    </style:style>
    <style:style style:name="T48" style:parent-style-name="Основнойшрифтабзаца" style:family="text">
      <style:text-properties style:font-name="DejaVu Serif" fo:font-size="11pt" style:font-size-asian="11pt"/>
    </style:style>
    <style:style style:name="T49" style:parent-style-name="Основнойшрифтабзаца" style:family="text">
      <style:text-properties style:font-name="DejaVu Serif" fo:font-weight="bold" style:font-weight-asian="bold" style:font-weight-complex="bold" fo:font-size="11pt" style:font-size-asian="11pt"/>
    </style:style>
    <style:style style:name="T50" style:parent-style-name="Основнойшрифтабзаца" style:family="text">
      <style:text-properties style:font-name="DejaVu Serif" fo:font-weight="bold" style:font-weight-asian="bold" style:font-weight-complex="bold" fo:font-size="11pt" style:font-size-asian="11pt"/>
    </style:style>
    <style:style style:name="T51" style:parent-style-name="Основнойшрифтабзаца" style:family="text">
      <style:text-properties style:font-name="DejaVu Serif" fo:font-size="11pt" style:font-size-asian="11pt"/>
    </style:style>
    <style:style style:name="T52" style:parent-style-name="Основнойшрифтабзаца" style:family="text">
      <style:text-properties style:font-name="DejaVu Serif" fo:font-weight="bold" style:font-weight-asian="bold" style:font-weight-complex="bold" fo:font-size="11pt" style:font-size-asian="11pt"/>
    </style:style>
    <style:style style:name="T53" style:parent-style-name="Основнойшрифтабзаца" style:family="text">
      <style:text-properties style:font-name="DejaVu Serif" fo:font-size="11pt" style:font-size-asian="11pt"/>
    </style:style>
    <style:style style:name="T54" style:parent-style-name="Основнойшрифтабзаца" style:family="text">
      <style:text-properties style:font-name="DejaVu Serif" fo:font-style="italic" style:font-style-asian="italic" style:font-style-complex="italic" fo:font-size="11pt" style:font-size-asian="11pt"/>
    </style:style>
    <style:style style:name="T55" style:parent-style-name="Основнойшрифтабзаца" style:family="text">
      <style:text-properties style:font-name="DejaVu Serif" fo:font-size="11pt" style:font-size-asian="11pt"/>
    </style:style>
    <style:style style:name="P56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57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58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59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60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61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62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63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64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65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66" style:parent-style-name="Standard" style:family="paragraph">
      <style:paragraph-properties fo:margin-bottom="0in" fo:line-height="107%" fo:margin-left="0.5118in" fo:margin-right="0in" fo:text-indent="-0.2361in">
        <style:tab-stops/>
      </style:paragraph-properties>
      <style:text-properties style:font-name="DejaVu Serif" fo:font-size="11pt" style:font-size-asian="11pt"/>
    </style:style>
    <style:style style:name="P67" style:parent-style-name="Standard" style:family="paragraph">
      <style:paragraph-properties fo:margin-bottom="0in" fo:line-height="107%" fo:margin-left="0.5118in" fo:margin-right="0in" fo:text-indent="-0.2361in">
        <style:tab-stops/>
      </style:paragraph-properties>
      <style:text-properties style:font-name="DejaVu Serif" fo:font-size="11pt" style:font-size-asian="11pt"/>
    </style:style>
    <style:style style:name="P68" style:parent-style-name="Textbody" style:family="paragraph">
      <style:paragraph-properties fo:margin-bottom="0in" fo:line-height="107%" fo:margin-left="0.5118in" fo:margin-right="0in" fo:text-indent="-0.2361in">
        <style:tab-stops/>
      </style:paragraph-properties>
    </style:style>
    <style:style style:name="T69" style:parent-style-name="Основнойшрифтабзаца" style:family="text">
      <style:text-properties style:font-name="DejaVu Serif" fo:color="#202122" fo:font-size="11pt" style:font-size-asian="11pt"/>
    </style:style>
    <style:style style:name="T70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71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72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P73" style:parent-style-name="Textbody" style:family="paragraph">
      <style:paragraph-properties fo:margin-bottom="0in" fo:margin-left="0.5118in" fo:margin-right="0in" fo:text-indent="-0.2361in">
        <style:tab-stops/>
      </style:paragraph-properties>
    </style:style>
    <style:style style:name="T74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75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76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77" style:parent-style-name="SourceText" style:family="text">
      <style:text-properties style:font-name="DejaVu Serif" style:use-window-font-color="true" fo:font-size="11pt" style:font-size-asian="11pt" fo:background-color="#F8F9FA"/>
    </style:style>
    <style:style style:name="T78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P79" style:parent-style-name="Textbody" style:family="paragraph">
      <style:paragraph-properties fo:margin-bottom="0in" fo:margin-left="0.5118in" fo:margin-right="0in" fo:text-indent="-0.2361in">
        <style:tab-stops/>
      </style:paragraph-properties>
    </style:style>
    <style:style style:name="T80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81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82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83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84" style:parent-style-name="SourceText" style:family="text">
      <style:text-properties style:font-name="DejaVu Serif" style:use-window-font-color="true" fo:font-size="11pt" style:font-size-asian="11pt" fo:background-color="#F8F9FA"/>
    </style:style>
    <style:style style:name="T85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86" style:parent-style-name="Основнойшрифтабзаца" style:family="text">
      <style:text-properties style:font-name="DejaVu Serif" fo:color="#202122" fo:font-size="11pt" style:font-size-asian="11pt"/>
    </style:style>
    <style:style style:name="P87" style:parent-style-name="Standard" style:family="paragraph">
      <style:paragraph-properties fo:margin-bottom="0in" fo:line-height="107%" fo:margin-left="0in" fo:text-indent="0in">
        <style:tab-stops/>
      </style:paragraph-properties>
      <style:text-properties style:font-name="DejaVu Serif" fo:font-size="11pt" style:font-size-asian="11pt"/>
    </style:style>
    <style:style style:name="P88" style:parent-style-name="Standard" style:family="paragraph">
      <style:paragraph-properties fo:margin-bottom="0in" fo:line-height="107%" fo:margin-left="0in" fo:text-indent="0in">
        <style:tab-stops/>
      </style:paragraph-properties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9"><text:span text:style-name="T10">Курс:<text:s/></text:span><text:span text:style-name="T11">JS</text:span><text:span text:style-name="T12"><text:s/>Разработка интерфейса на<text:s/></text:span><text:span text:style-name="T13">JavaScript</text:span></text:p>
      <text:p text:style-name="P14"><text:span text:style-name="T15">Дисциплина:<text:s/></text:span><text:span text:style-name="T16">JavaScript - создание интерактивных web приложений</text:span></text:p>
      <text:p text:style-name="P17"/>
      <text:h text:style-name="P18" text:outline-level="1"><text:bookmark-start text:name="_Hlk62046479"/><text:span text:style-name="T19">Домашнее задание<text:s/></text:span><text:bookmark-end text:name="_Hlk62046479"/><text:span text:style-name="T20">№24: Работа с файлами</text:span></text:h>
      <text:p text:style-name="P21"><text:span text:style-name="T22">Задачи, помеченные звёздочками (***) - необязательны для выполнения, но за них можно получить дополнительную оценку.</text:span></text:p>
      <text:p text:style-name="P23"/>
      <text:p text:style-name="P24"><text:span text:style-name="T25">Задание 1.<text:s/></text:span><text:span text:style-name="T26">Выборы</text:span></text:p>
      <text:p text:style-name="P27"><text:s text:c="4"/>В Изумрудном городе, после того как Гудвин улетел на воздушном шаре, жители решили выбрать нового правителя. Но как? Одни хотели, чтобы правителем стал Страшила, другим нравился Лев, а третьим очень полюбился Железный<text:s/>дровосек.</text:p>
      <text:p text:style-name="P28"><text:s text:c="4"/>Элли предложила организовать выборы: поставить на центральной площади специальный ящик, чтобы каждый житель мог написать на бумажке имя того, за кого он хочет проголосовать, свернуть бумажку и кинуть в ящик. Потом ящик нужно будет открыть, бумажки с разными именами посчитать, и тот, кто наберёт наибольшее количество голосов, станет правителем Изумрудного города.</text:p>
      <text:p text:style-name="P29"><text:s text:c="4"/>Всё так и сделали. Но когда ящик открыли, оказалось, что бумажек так много, что на то чтобы пересчитать их понадобится неделя, а<text:s/>то и больше. Вдобавок, оказалось, что Лев вообще считать не умеет, Страшила - только до десяти, а Железный Дровосек при подсчёте начинает нервничать, плачет и потом ржавеет.</text:p>
      <text:p text:style-name="P30"><text:s text:c="4"/>И тут на помощь пришёл Тотошка. Он достал свой ноутбук и сказал, что может написать специальный скрипт, который мигом посчитает все голоса и определит победителя...</text:p>
      <text:p text:style-name="P31"><text:s text:c="4"/></text:p>
      <text:p text:style-name="P32"><text:s text:c="4"/>Итак:</text:p>
      <text:p text:style-name="P33"><text:s text:c="4"/>1. Каждая бумажка - это файл, содержащий одну строку - имя кандидата: "страшила", "лев" или "дровосек". Все файлы сложены в один каталог. Нужно<text:s/>написать программу, которая откроет все выбранные файлы и посчитает, сколько раз встречается каждое имя, а потом выведет количество голосов у каждого кандидата и имя победителя:</text:p>
      <text:p text:style-name="P34"/>
      <text:p text:style-name="P35"><text:span text:style-name="T36"><text:tab/></text:span><text:span text:style-name="T37"><text:s/>245 голосов получил Страшила</text:span></text:p>
      <text:p text:style-name="P38"><text:tab/><text:s/>303 голосов получил Лев</text:p>
      <text:p text:style-name="P39"><text:tab/><text:s/>181 голосов получил Железный Дровосек</text:p>
      <text:p text:style-name="P40"><text:span text:style-name="T41"><text:tab/></text:span><text:span text:style-name="T42"><text:s/>Победил Лев!</text:span></text:p>
      <text:p text:style-name="P43"/>
      <text:p text:style-name="P44"/>
      <text:p text:style-name="P45"><text:span text:style-name="T46">Задание 2. Список контактов</text:span></text:p>
      <text:p text:style-name="P47"><text:span text:style-name="T48"><text:tab/>Создать страницу, содержащую текстовый input для поиска, таблицу-список контактов, и три кнопки: «Новый контакт», «Импорт» и «Экспорт». Для контактов предусмотрены следующие поля:<text:s/></text:span><text:span text:style-name="T49">Имя, Мобил</text:span><text:span text:style-name="T50">ьный телефон, Городской телефон, Адрес</text:span><text:span text:style-name="T51">.</text:span><text:span text:style-name="T52"><text:s/></text:span><text:span text:style-name="T53">Список должен быть<text:s/></text:span><text:span text:style-name="T54">всегда</text:span><text:span text:style-name="T55"><text:s/>отсортирован по имени. Реализовать следующий функционал списка контактов:</text:span></text:p>
      <text:p text:style-name="P56"/>
      <text:p text:style-name="P57"><text:tab/>1***. Поиск. По мере набора имени, с каждой введённой буквой, список должен сокращаться — показываются только те записи, в которых Имя начинается с введённой последовательности. Поиск должен быть нечувствительным к регистру.</text:p>
      <text:p text:style-name="P58"/>
      <text:p text:style-name="P59"><text:tab/>2. Добавление нового контакта. По нажатию кнопки «Новый контакт», должна показываться форма, содержащая пустые элементы для ввода всех необходимых полей и две <text:s/>кнопки: «Отмена» и «Сохранить»: по нажатию «Отмена» форма скрывается. По нажатию<text:s/><text:soft-page-break/>«Сохранить» - форма также скрывается, а в список контактов добавляется новая запись. Учтите, что в новом контакте обязательно должны быть заполнены Имя и хотя<text:s/>бы один телефон.</text:p>
      <text:p text:style-name="P60"/>
      <text:p text:style-name="P61"><text:tab/>3. Экспорт. По нажатию кнопки «Экспорт», все данные списка контактов должны выгрузиться в виде файла формата CSV (Comma Separated Values).</text:p>
      <text:p text:style-name="P62"/>
      <text:p text:style-name="P63"><text:tab/>4. Импорт. <text:s/>По нажатию кнопки «Импорт» открывается окно выбора файла в формате CSV. Контакты из<text:s/>выбранного файла добавляются в список контактов на странице. Если контакты с такими именами уже существуют, добавить к именам новых контактов пометку: «imported».</text:p>
      <text:p text:style-name="P64"/>
      <text:p text:style-name="P65">Описание формата CSV:</text:p>
      <text:list text:style-name="LFO4" text:continue-numbering="true">
        <text:list-item>
          <text:p text:style-name="P66">расширение файла — .csv, MIME-тип — “text/csv“;</text:p>
        </text:list-item>
        <text:list-item>
          <text:p text:style-name="P67">данные<text:s/>хранятся в текстовом виде;</text:p>
        </text:list-item>
        <text:list-item>
          <text:p text:style-name="P68"><text:span text:style-name="T69">ка</text:span><text:span text:style-name="T70">ждая<text:s/></text:span><text:span text:style-name="T71">строка файла</text:span><text:span text:style-name="T72">— это одна строка таблицы;</text:span></text:p>
        </text:list-item>
        <text:list-item>
          <text:p text:style-name="P73"><text:span text:style-name="T74">разделителем значений является символ<text:s/></text:span><text:span text:style-name="T75">запятой<text:s/></text:span><text:span text:style-name="T76">(</text:span><text:span text:style-name="T77">,</text:span><text:span text:style-name="T78">);</text:span></text:p>
        </text:list-item>
        <text:list-item>
          <text:p text:style-name="P79"><text:span text:style-name="T80">значения, содержащие зарезервированные символы (двойная кавычка, запятая, точка с запятой, новая строка) обрамляются<text:s/></text:span><text:span text:style-name="T81">двойными<text:s/></text:span><text:span text:style-name="T82">кавычками<text:s/></text:span><text:span text:style-name="T83">(</text:span><text:span text:style-name="T84">"</text:span><text:span text:style-name="T85">). Если в значении встречаются кавычки — они представляются в</text:span><text:span text:style-name="T86"><text:s/>файле в виде двух кавычек подряд.</text:span></text:p>
        </text:list-item>
      </text:list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nifont" svg:font-family="Unifont" style:font-family-generic="system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DejaVu Serif" svg:font-family="DejaVu Serif" style:font-family-generic="roman" style:font-pitch="variable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widows="2" fo:orphans="2" fo:text-align="center" fo:margin-bottom="0.2993in" fo:line-height="107%" fo:margin-right="0.002in"/>
      <style:text-properties style:font-name-complex="Calibri" fo:color="#1A3C6C" fo:font-size="13pt" style:font-size-asian="13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002in" fo:line-height="106%" fo:margin-left="0.3027in" fo:margin-right="0.0381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Unifont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line-height="100%" fo:margin-left="0in" fo:margin-right="0in" fo:text-indent="0in">
        <style:tab-stops/>
      </style:paragraph-properties>
      <style:text-properties style:use-window-font-color="true" style:font-size-complex="12pt" fo:hyphenate="false"/>
    </style:style>
    <style:style style:name="Default" style:display-name="Default" style:family="paragraph">
      <style:paragraph-properties fo:widows="2" fo:orphans="2"/>
      <style:text-properties style:font-name="Yu Gothic UI" style:font-name-asian="Yu Gothic UI" style:font-name-complex="Yu Gothic UI" fo:color="#000000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libri" style:font-name-asian="Calibri" style:font-name-complex="Calibri" fo:color="#1A3C6C" fo:font-size="13pt" style:font-size-asian="13pt" style:language-asian="ru" style:country-asian="RU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style:use-window-font-color="true" style:text-position="0% 100%" fo:font-size="12pt" style:font-size-asian="12pt" style:font-size-complex="12pt" fo:background-color="transparent" style:text-underline-type="none" style:text-underline-color="font-color"/>
    </style:style>
    <style:style style:name="ListLabel20" style:display-name="ListLabel 2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1" style:display-name="ListLabel 2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2" style:display-name="ListLabel 2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3" style:display-name="ListLabel 2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4" style:display-name="ListLabel 2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5" style:display-name="ListLabel 2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6" style:display-name="ListLabel 2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7" style:display-name="ListLabel 2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style:use-window-font-color="true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5409in" text:min-label-width="0in" text:list-level-position-and-space-mode="label-alignment">
          <style:list-level-label-alignment text:label-followed-by="listtab" fo:margin-left="0.5409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3in" text:min-label-width="0in" text:list-level-position-and-space-mode="label-alignment">
          <style:list-level-label-alignment text:label-followed-by="listtab" fo:margin-left="0.943in" fo:text-indent="0in"/>
        </style:list-level-properties>
      </text:list-level-style-number>
      <text:list-level-style-number text:level="3" text:style-name="WW_CharLFO3LVL3" style:num-format="i">
        <style:list-level-properties text:space-before="1.443in" text:min-label-width="0in" text:list-level-position-and-space-mode="label-alignment">
          <style:list-level-label-alignment text:label-followed-by="listtab" fo:margin-left="1.443in" fo:text-indent="0in"/>
        </style:list-level-properties>
      </text:list-level-style-number>
      <text:list-level-style-number text:level="4" text:style-name="WW_CharLFO3LVL4" style:num-format="1">
        <style:list-level-properties text:space-before="1.943in" text:min-label-width="0in" text:list-level-position-and-space-mode="label-alignment">
          <style:list-level-label-alignment text:label-followed-by="listtab" fo:margin-left="1.943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3in" text:min-label-width="0in" text:list-level-position-and-space-mode="label-alignment">
          <style:list-level-label-alignment text:label-followed-by="listtab" fo:margin-left="2.443in" fo:text-indent="0in"/>
        </style:list-level-properties>
      </text:list-level-style-number>
      <text:list-level-style-number text:level="6" text:style-name="WW_CharLFO3LVL6" style:num-format="i">
        <style:list-level-properties text:space-before="2.943in" text:min-label-width="0in" text:list-level-position-and-space-mode="label-alignment">
          <style:list-level-label-alignment text:label-followed-by="listtab" fo:margin-left="2.943in" fo:text-indent="0in"/>
        </style:list-level-properties>
      </text:list-level-style-number>
      <text:list-level-style-number text:level="7" text:style-name="WW_CharLFO3LVL7" style:num-format="1">
        <style:list-level-properties text:space-before="3.443in" text:min-label-width="0in" text:list-level-position-and-space-mode="label-alignment">
          <style:list-level-label-alignment text:label-followed-by="listtab" fo:margin-left="3.443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3in" text:min-label-width="0in" text:list-level-position-and-space-mode="label-alignment">
          <style:list-level-label-alignment text:label-followed-by="listtab" fo:margin-left="3.943in" fo:text-indent="0in"/>
        </style:list-level-properties>
      </text:list-level-style-number>
      <text:list-level-style-number text:level="9" text:style-name="WW_CharLFO3LVL9" style:num-format="i">
        <style:list-level-properties text:space-before="4.443in" text:min-label-width="0in" text:list-level-position-and-space-mode="label-alignment">
          <style:list-level-label-alignment text:label-followed-by="listtab" fo:margin-left="4.443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9847in" fo:margin-bottom="0.409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812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font-size="10pt" style:font-size-asian="10pt"/>
    </style:style>
    <style:style style:name="P4" style:parent-style-name="Standard" style:family="paragraph">
      <style:paragraph-properties fo:border-top="none" fo:border-left="none" fo:border-bottom="0.0416in solid #538135" fo:border-right="none" fo:padding-top="0in" fo:padding-left="0in" fo:padding-bottom="0.0138in" fo:padding-right="0in" style:shadow="none" fo:margin-left="-0.5909in">
        <style:tab-stops/>
      </style:paragraph-properties>
    </style:style>
    <style:style style:name="T5" style:parent-style-name="Основнойшрифтабзаца" style:family="text">
      <style:text-properties fo:font-weight="bold" style:font-weight-asian="bold" fo:font-size="11pt" style:font-size-asian="11pt"/>
    </style:style>
    <style:style style:name="P6" style:parent-style-name="Standard" style:family="paragraph">
      <style:paragraph-properties fo:text-align="center" fo:margin-bottom="0in" fo:line-height="100%"/>
      <style:text-properties fo:font-weight="bold" style:font-weight-asian="bold" style:use-window-font-color="true" fo:font-size="16pt" style:font-size-asian="16pt" style:font-size-complex="13pt"/>
    </style:style>
    <style:style style:name="P7" style:parent-style-name="Нижнийколонтитул" style:family="paragraph">
      <style:paragraph-properties fo:text-align="end"/>
    </style:style>
    <style:style style:name="T8" style:parent-style-name="Основнойшрифтабзаца" style:family="text"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Верхнийколонтитул"><text:bookmark-start text:name="_heading=h.30j0zll"/><text:bookmark-end text:name="_heading=h.30j0zll"/></text:p>
      </style:header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4"><draw:frame draw:z-index="251659264" draw:style-name="a0" draw:name="Рисунок 2" text:anchor-type="paragraph" svg:x="6.30197in" svg:y="-0.21929in" svg:width="0.5311in" svg:height="0.6689in" style:rel-width="scale" style:rel-height="scale"><draw:image xlink:href="media/image1.png" xlink:type="simple" xlink:show="embed" xlink:actuate="onLoad"/><svg:title/><svg:desc>C:\Методкабинет\Method cabinet_ШАГ\Содержание папки Урока\кз_лого-черный.png</svg:desc></draw:frame><text:span text:style-name="T5">КОМПЬЮТЕРНАЯ АКАДЕМИЯ «ШАГ»</text:span></text:p>
        <text:p text:style-name="P6">Домашнее задание</text:p>
      </style:header>
      <style:footer>
        <text:p text:style-name="P7"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Виталий Немыкин</dc:creator>
    <meta:creation-date>2022-01-19T04:04:00Z</meta:creation-date>
    <dc:date>2023-04-05T11:57:00Z</dc:date>
    <meta:template xlink:href="Normal" xlink:type="simple"/>
    <meta:editing-cycles>30</meta:editing-cycles>
    <meta:editing-duration>PT5820S</meta:editing-duration>
    <meta:user-defined meta:name="AppVersion">16.0000</meta:user-defined>
    <meta:document-statistic meta:page-count="2" meta:paragraph-count="7" meta:word-count="546" meta:character-count="3656" meta:row-count="25" meta:non-whitespace-character-count="3117"/>
  </office:meta>
</office:document-meta>
</file>